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indrops</text:p>
      <text:p text:style-name="P1"></text:p>
      <text:p text:style-name="P1"/>
      <text:p text:style-name="P1"/>
      <text:p text:style-name="P1">Raindrops on my roof,</text:p>
      <text:p text:style-name="P1">Singing that painfull truth,</text:p>
      <text:p text:style-name="P1">A fist full of tears woun't choke a fire.</text:p>
      <text:p text:style-name="P1"/>
      <text:p text:style-name="P1">Fast wind, in my face,</text:p>
      <text:p text:style-name="P1">Fillin' up the sails of my discgace.</text:p>
      <text:p text:style-name="P1">I can turn my lonely toes back home any time.</text:p>
      <text:p text:style-name="P1"></text:p>
      <text:p text:style-name="P1">Ref.</text:p>
      <text:p text:style-name="P1">I try too look for answers, but answers cant be found. They come around.</text:p>
      <text:p text:style-name="P1">I try to dig for freedom, found freedom in my mind, from time to time.</text:p>
      <text:p text:style-name="P1">There aint no wells or mountains we cant climb.</text:p>
      <text:p text:style-name="P1"/>
      <text:p text:style-name="P1">Sunshine in your eyes,</text:p>
      <text:p text:style-name="P1">Those milky pearls of my demise,</text:p>
      <text:p text:style-name="P1">I see you gotta go but I don't know why.</text:p>
      <text:p text:style-name="P1"></text:p>
      <text:p text:style-name="P1">Moonlight in your hair,</text:p>
      <text:p text:style-name="P1">The bond between us burning like a flare,</text:p>
      <text:p text:style-name="P1">Yet another treasure for me to hide.</text:p>
      <text:p text:style-name="P1"></text:p>
      <text:p text:style-name="P1">Ref.</text:p>
      <text:p text:style-name="P1">I try too look for answers, but answers cant be found. They come around.</text:p>
      <text:p text:style-name="P1">I try to dig for freedom, found freedom in my mind, from time to time.</text:p>
      <text:p text:style-name="P1">There aint no wells or mountains we cant climb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sbjørn Andersen</meta:initial-creator>
    <meta:creation-date>2008-06-14T14:12:41</meta:creation-date>
    <dc:creator>Asbjørn Andersen</dc:creator>
    <dc:date>2008-06-14T14:48:22</dc:date>
    <meta:printed-by>Asbjørn Andersen</meta:printed-by>
    <meta:print-date>2008-06-14T14:47:38</meta:print-date>
    <meta:editing-cycles>21</meta:editing-cycles>
    <meta:editing-duration>PT35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157" meta:character-count="807"/>
  </office:meta>
</office:document-meta>
</file>